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3]&gt;0;ROUND([.F3]+((1-POWER(([.$B$45]/1013.25);0.190284))*145366.45));0)" office:value-type="float" office:value="2871" calcext:value-type="float">
            <text:p>2871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8" calcext:value-type="float">
            <text:p>19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93" calcext:value-type="float">
            <text:p>193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4]&gt;0;ROUND([.F4]+((1-POWER(([.$B$45]/1013.25);0.190284))*145366.45));0)" office:value-type="float" office:value="3371" calcext:value-type="float">
            <text:p>3371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8" calcext:value-type="float">
            <text:p>198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5]&gt;0;ROUND([.F5]+((1-POWER(([.$B$45]/1013.25);0.190284))*145366.45));0)" office:value-type="float" office:value="4871" calcext:value-type="float">
            <text:p>4871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2" calcext:value-type="float">
            <text:p>8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5]);NA();FINDCOURSEANGLE([.K5];[.D5]))" office:value-type="float" office:value="22" calcext:value-type="float">
            <text:p>22</text:p>
          </table:table-cell>
          <table:table-cell table:style-name="ce65" table:formula="of:=ROUND(DEGREES(ASIN([.Y5]/[.J5])))*[.AA5]" office:value-type="float" office:value="-1" calcext:value-type="float">
            <text:p>-1</text:p>
          </table:table-cell>
          <table:table-cell table:style-name="ce65" table:formula="of:=[.Z5]*[.AB5]" office:value-type="float" office:value="4" calcext:value-type="float">
            <text:p>4</text:p>
          </table:table-cell>
          <table:table-cell table:style-name="ce65" table:formula="of:=IF(ISNA([.N5]);[.D5];[.D5]+[.N5])" office:value-type="float" office:value="197" calcext:value-type="float">
            <text:p>197</text:p>
          </table:table-cell>
          <table:table-cell table:style-name="ce65" table:formula="of:=IF(ISNA([.O5]);[.J5];[.J5]+[.O5])" office:value-type="float" office:value="86" calcext:value-type="float">
            <text:p>86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float" office:value="1" calcext:value-type="float">
            <text:p>1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6]&gt;0;ROUND([.F6]+((1-POWER(([.$B$45]/1013.25);0.190284))*145366.45));0)" office:value-type="float" office:value="5371" calcext:value-type="float">
            <text:p>5371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6]);NA();FINDCOURSEANGLE([.K6];[.D6]))" office:value-type="float" office:value="45" calcext:value-type="float">
            <text:p>45</text:p>
          </table:table-cell>
          <table:table-cell table:style-name="ce65" table:formula="of:=ROUND(DEGREES(ASIN([.Y6]/[.J6])))*[.AA6]" office:value-type="float" office:value="2" calcext:value-type="float">
            <text:p>2</text:p>
          </table:table-cell>
          <table:table-cell table:style-name="ce65" table:formula="of:=[.Z6]*[.AB6]" office:value-type="float" office:value="3" calcext:value-type="float">
            <text:p>3</text:p>
          </table:table-cell>
          <table:table-cell table:style-name="ce65" table:formula="of:=IF(ISNA([.N6]);[.D6];[.D6]+[.N6])" office:value-type="float" office:value="267" calcext:value-type="float">
            <text:p>267</text:p>
          </table:table-cell>
          <table:table-cell table:style-name="ce65" table:formula="of:=IF(ISNA([.O6]);[.J6];[.J6]+[.O6])" office:value-type="float" office:value="102" calcext:value-type="float">
            <text:p>102</text:p>
          </table:table-cell>
          <table:table-cell table:style-name="ce65" table:formula="of:=IF([.Q6]&gt;0;ROUND(([.C6]/[.Q6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2" calcext:value-type="float">
            <text:p>26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3" calcext:value-type="float">
            <text:p>1.3</text:p>
          </table:table-cell>
          <table:table-cell/>
          <table:table-cell table:style-name="ce65" table:formula="of:=ROUND([.L6]*SIN(RADIANS([.M6])))" office:value-type="float" office:value="3" calcext:value-type="float">
            <text:p>3</text:p>
          </table:table-cell>
          <table:table-cell table:style-name="ce65" table:formula="of:=ROUND([.L6]*COS(RADIANS([.M6])))" office:value-type="float" office:value="3" calcext:value-type="float">
            <text:p>3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100" calcext:value-type="float">
            <text:p>3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7]&gt;0;ROUND([.F7]+((1-POWER(([.$B$45]/1013.25);0.190284))*145366.45));0)" office:value-type="float" office:value="2971" calcext:value-type="float">
            <text:p>2971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73" calcext:value-type="float">
            <text:p>273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5" calcext:value-type="float">
            <text:p>0.5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/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36.5" calcext:value-type="float">
            <text:p>36.5</text:p>
          </table:table-cell>
          <table:table-cell table:style-name="ce48" table:number-columns-repeated="9"/>
          <table:table-cell table:style-name="ce14" table:number-columns-repeated="2"/>
          <table:table-cell table:style-name="ce48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23" calcext:value-type="float">
            <text:p>23</text:p>
          </table:table-cell>
          <table:table-cell table:style-name="ce49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.1" calcext:value-type="float">
            <text:p>3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18]&gt;0;ROUND([.F18]+((1-POWER(([.$B$45]/1013.25);0.190284))*145366.45));0)" office:value-type="float" office:value="5371" calcext:value-type="float">
            <text:p>5371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3" calcext:value-type="float">
            <text:p>8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18]);NA();FINDCOURSEANGLE([.K18];[.D18]))" office:value-type="float" office:value="53" calcext:value-type="float">
            <text:p>53</text:p>
          </table:table-cell>
          <table:table-cell table:style-name="ce65" table:formula="of:=ROUND(DEGREES(ASIN([.Y18]/[.J18])))*[.AA18]" office:value-type="float" office:value="-2" calcext:value-type="float">
            <text:p>-2</text:p>
          </table:table-cell>
          <table:table-cell table:style-name="ce65" table:formula="of:=[.Z18]*[.AB18]" office:value-type="float" office:value="-2" calcext:value-type="float">
            <text:p>-2</text:p>
          </table:table-cell>
          <table:table-cell table:style-name="ce65" table:formula="of:=IF(ISNA([.N18]);[.D18];[.D18]+[.N18])" office:value-type="float" office:value="91" calcext:value-type="float">
            <text:p>91</text:p>
          </table:table-cell>
          <table:table-cell table:style-name="ce65" table:formula="of:=IF(ISNA([.O18]);[.J18];[.J18]+[.O18])" office:value-type="float" office:value="81" calcext:value-type="float">
            <text:p>81</text:p>
          </table:table-cell>
          <table:table-cell table:style-name="ce65" table:formula="of:=IF([.Q18]&gt;0;ROUND(([.C18]/[.Q1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86" calcext:value-type="float">
            <text:p>86</text:p>
          </table:table-cell>
          <table:table-cell table:style-name="ce3" table:formula="of:=([.W18]/[.R18])*60" office:value-type="float" office:value="15.6" calcext:value-type="float">
            <text:p>15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3" calcext:value-type="float">
            <text:p>3</text:p>
          </table:table-cell>
          <table:table-cell table:style-name="ce65" table:formula="of:=ROUND([.L18]*COS(RADIANS([.M18])))" office:value-type="float" office:value="2" calcext:value-type="float">
            <text:p>2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19]&gt;0;ROUND([.F19]+((1-POWER(([.$B$45]/1013.25);0.190284))*145366.45));0)" office:value-type="float" office:value="5371" calcext:value-type="float">
            <text:p>5371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9" calcext:value-type="float">
            <text:p>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19]);NA();FINDCOURSEANGLE([.K19];[.D19]))" office:value-type="float" office:value="45" calcext:value-type="float">
            <text:p>45</text:p>
          </table:table-cell>
          <table:table-cell table:style-name="ce65" table:formula="of:=ROUND(DEGREES(ASIN([.Y19]/[.J19])))*[.AA19]" office:value-type="float" office:value="-2" calcext:value-type="float">
            <text:p>-2</text:p>
          </table:table-cell>
          <table:table-cell table:style-name="ce65" table:formula="of:=[.Z19]*[.AB19]" office:value-type="float" office:value="-3" calcext:value-type="float">
            <text:p>-3</text:p>
          </table:table-cell>
          <table:table-cell table:style-name="ce65" table:formula="of:=IF(ISNA([.N19]);[.D19];[.D19]+[.N19])" office:value-type="float" office:value="83" calcext:value-type="float">
            <text:p>83</text:p>
          </table:table-cell>
          <table:table-cell table:style-name="ce65" table:formula="of:=IF(ISNA([.O19]);[.J19];[.J19]+[.O19])" office:value-type="float" office:value="96" calcext:value-type="float">
            <text:p>96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3" calcext:value-type="float">
            <text:p>3</text:p>
          </table:table-cell>
          <table:table-cell table:style-name="ce65" table:formula="of:=ROUND([.L19]*COS(RADIANS([.M19])))" office:value-type="float" office:value="3" calcext:value-type="float">
            <text:p>3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0]&gt;0;ROUND([.F20]+((1-POWER(([.$B$45]/1013.25);0.190284))*145366.45));0)" office:value-type="float" office:value="3371" calcext:value-type="float">
            <text:p>3371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" calcext:value-type="float">
            <text:p>18</text:p>
          </table:table-cell>
          <table:table-cell table:style-name="ce65" table:formula="of:=IF(ISNA([.O20]);[.J20];[.J20]+[.O20])" office:value-type="float" office:value="96" calcext:value-type="float">
            <text:p>96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4" calcext:value-type="float">
            <text:p>0.4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21]&gt;0;ROUND([.F21]+((1-POWER(([.$B$45]/1013.25);0.190284))*145366.45));0)" office:value-type="float" office:value="2871" calcext:value-type="float">
            <text:p>2871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8" calcext:value-type="float">
            <text:p>18</text:p>
          </table:table-cell>
          <table:table-cell table:style-name="ce65" table:formula="of:=IF(ISNA([.O21]);[.J21];[.J21]+[.O21])" office:value-type="float" office:value="96" calcext:value-type="float">
            <text:p>96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style-name="ce65" table:formula="of:=IF([.F22]&gt;0;ROUND([.F22]+((1-POWER(([.$B$45]/1013.25);0.190284))*145366.45));0)" office:value-type="float" office:value="2371" calcext:value-type="float">
            <text:p>2371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8" calcext:value-type="float">
            <text:p>18</text:p>
          </table:table-cell>
          <table:table-cell table:style-name="ce65" table:formula="of:=IF(ISNA([.O22]);[.J22];[.J22]+[.O22])" office:value-type="float" office:value="95" calcext:value-type="float">
            <text:p>95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36.5" calcext:value-type="float">
            <text:p>36.5</text:p>
          </table:table-cell>
          <table:table-cell table:style-name="ce49" table:number-columns-repeated="9"/>
          <table:table-cell table:style-name="ce67" table:number-columns-repeated="2"/>
          <table:table-cell table:style-name="ce49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8"/>
          <table:table-cell table:style-name="ce76" table:formula="of:=SUM([.R18:.R27])" office:value-type="float" office:value="24" calcext:value-type="float">
            <text:p>24</text:p>
          </table:table-cell>
          <table:table-cell table:style-name="ce49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9"/>
          <table:table-cell table:style-name="ce76" table:formula="of:=SUM([.W18:.W27])" office:value-type="float" office:value="3.6" calcext:value-type="float">
            <text:p>3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73" calcext:value-type="float">
            <text:p>73</text:p>
          </table:table-cell>
          <table:table-cell table:style-name="ce22"/>
          <table:table-cell table:style-name="ce4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47" calcext:value-type="float">
            <text:p>47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.7" calcext:value-type="float">
            <text:p>6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35.196" calcext:value-type="float">
            <text:p>135.196</text:p>
          </table:table-cell>
          <table:table-cell table:number-columns-repeated="12"/>
          <table:table-cell table:style-name="ce43" table:number-columns-spanned="2" table:number-rows-spanned="1"/>
          <table:covered-table-cell table:style-name="ce43"/>
          <table:table-cell table:style-name="ce4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8-12" calcext:value-type="date">
            <text:p>12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4.1" calcext:value-type="float">
            <text:p>14.1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 table:style-name="ce44"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5"/>
          <table:table-cell/>
          <table:covered-table-cell table:style-name="ce9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5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Planes;3;0)" office:value-type="float" office:value="38.25" calcext:value-type="float">
            <text:p>38.25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ROUND([.J5]*[.L5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G12]/[.B12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5:.G11])" office:value-type="float" office:value="66883.91" calcext:value-type="float">
            <text:p>6688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O12]/[.J12];2)" office:value-type="float" office:value="39.2" calcext:value-type="float">
            <text:p>39.2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SUM([.O5:.O11])" office:value-type="float" office:value="66883.91" calcext:value-type="float">
            <text:p>66883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4.6" calcext:value-type="float">
            <text:p>84.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4060.8" calcext:value-type="float">
            <text:p>4060.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4.6" calcext:value-type="float">
            <text:p>84.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4060.8" calcext:value-type="float">
            <text:p>406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90.65" calcext:value-type="float">
            <text:p>1790.6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39.62" calcext:value-type="float">
            <text:p>39.6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2]+[.G13]" office:value-type="float" office:value="70944.71" calcext:value-type="float">
            <text:p>70944.7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90.65" calcext:value-type="float">
            <text:p>1790.6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39.62" calcext:value-type="float">
            <text:p>39.62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2]+[.O13]" office:value-type="float" office:value="70944.71" calcext:value-type="float">
            <text:p>70944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84.05" calcext:value-type="float">
            <text:p>1784.0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39.59" calcext:value-type="float">
            <text:p>39.59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4]-[.G15]" office:value-type="float" office:value="70627.91" calcext:value-type="float">
            <text:p>70627.9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84.05" calcext:value-type="float">
            <text:p>1784.0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39.59" calcext:value-type="float">
            <text:p>39.59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4]-[.O15]" office:value-type="float" office:value="70627.91" calcext:value-type="float">
            <text:p>70627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18.6" calcext:value-type="float">
            <text:p>18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892.8" calcext:value-type="float">
            <text:p>892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40.2" calcext:value-type="float">
            <text:p>40.2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929.6" calcext:value-type="float">
            <text:p>192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65.45" calcext:value-type="float">
            <text:p>1765.4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39.5" calcext:value-type="float">
            <text:p>39.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6]-[.G17]" office:value-type="float" office:value="69735.11" calcext:value-type="float">
            <text:p>69735.1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43.85" calcext:value-type="float">
            <text:p>1743.8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39.39" calcext:value-type="float">
            <text:p>39.39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6]-[.O17]" office:value-type="float" office:value="68698.31" calcext:value-type="float">
            <text:p>68698.31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23]*[.D23];2)" office:value-type="float" office:value="57223.91" calcext:value-type="float">
            <text:p>5722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G30]/[.B30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23:.G29])" office:value-type="float" office:value="66883.91" calcext:value-type="float">
            <text:p>6688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59.4" calcext:value-type="float">
            <text:p>59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2851.2" calcext:value-type="float">
            <text:p>2851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65.45" calcext:value-type="float">
            <text:p>1765.4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39.5" calcext:value-type="float">
            <text:p>39.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0]+[.G31]" office:value-type="float" office:value="69735.11" calcext:value-type="float">
            <text:p>69735.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58.85" calcext:value-type="float">
            <text:p>1758.8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39.47" calcext:value-type="float">
            <text:p>39.47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2]-[.G33]" office:value-type="float" office:value="69418.31" calcext:value-type="float">
            <text:p>69418.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1.6" calcext:value-type="float">
            <text:p>21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036.8" calcext:value-type="float">
            <text:p>103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37.25" calcext:value-type="float">
            <text:p>1737.2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39.36" calcext:value-type="float">
            <text:p>39.36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4]-[.G35]" office:value-type="float" office:value="68381.51" calcext:value-type="float">
            <text:p>68381.51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41]*[.D41];2)" office:value-type="float" office:value="57223.91" calcext:value-type="float">
            <text:p>5722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G48]/[.B48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41:.G47])" office:value-type="float" office:value="66883.91" calcext:value-type="float">
            <text:p>6688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2" calcext:value-type="float">
            <text:p>31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497.6" calcext:value-type="float">
            <text:p>1497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37.25" calcext:value-type="float">
            <text:p>1737.2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39.36" calcext:value-type="float">
            <text:p>39.36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48]+[.G49]" office:value-type="float" office:value="68381.51" calcext:value-type="float">
            <text:p>68381.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30.65" calcext:value-type="float">
            <text:p>1730.6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39.33" calcext:value-type="float">
            <text:p>39.33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50]-[.G51]" office:value-type="float" office:value="68064.71" calcext:value-type="float">
            <text:p>68064.7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30.65" calcext:value-type="float">
            <text:p>1730.6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39.33" calcext:value-type="float">
            <text:p>39.33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52]-[.G53]" office:value-type="float" office:value="68064.71" calcext:value-type="float">
            <text:p>68064.71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01" office:value-type="string" calcext:value-type="string" table:number-columns-spanned="1" table:number-rows-spanned="2">
            <text:p>WEIGHT (LB)</text:p>
          </table:table-cell>
          <table:table-cell table:style-name="ce101" office:value-type="string" calcext:value-type="string" table:number-columns-spanned="1" table:number-rows-spanned="2">
            <text:p>PRESSURE ALTITUDE (FT)</text:p>
          </table:table-cell>
          <table:table-cell table:style-name="ce101" office:value-type="string" calcext:value-type="string" table:number-columns-spanned="1" table:number-rows-spanned="2">
            <text:p>TEMP</text:p>
          </table:table-cell>
          <table:table-cell table:style-name="ce101" office:value-type="string" calcext:value-type="string" table:number-columns-spanned="1" table:number-rows-spanned="2">
            <text:p>CLIMB SPEED (KIAS)</text:p>
          </table:table-cell>
          <table:table-cell table:style-name="ce101" office:value-type="string" calcext:value-type="string" table:number-columns-spanned="1" table:number-rows-spanned="2">
            <text:p>CLIMB RATE (FPM)</text:p>
          </table:table-cell>
          <table:table-cell table:style-name="ce101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2"/>
          <table:table-cell table:number-columns-repeated="1016"/>
        </table:table-row>
        <table:table-row table:style-name="ro4">
          <table:covered-table-cell table:number-columns-repeated="5" table:style-name="ce102"/>
          <table:table-cell table:style-name="ce102" office:value-type="string" calcext:value-type="string">
            <text:p>TIME (MIN)</text:p>
          </table:table-cell>
          <table:table-cell table:style-name="ce102" office:value-type="string" calcext:value-type="string">
            <text:p>FUEL USED (US GAL)</text:p>
          </table:table-cell>
          <table:table-cell table:style-name="ce102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5"/>
        <table:table-column table:style-name="co22" table:default-cell-style-name="ce95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5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5"/>
        <table:table-column table:style-name="co57" table:default-cell-style-name="ce95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93" calcext:value-type="float">
            <text:p>19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8" calcext:value-type="float">
            <text:p>198</text:p>
          </table:table-cell>
          <table:table-cell table:formula="of:=[$FPL.P3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3" calcext:value-type="float">
            <text:p>19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8" calcext:value-type="float">
            <text:p>198</text:p>
          </table:table-cell>
          <table:table-cell table:formula="of:=[$FPL.P4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U5]" office:value-type="float" office:value="192" calcext:value-type="float">
            <text:p>192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86" calcext:value-type="float">
            <text:p>86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U6]" office:value-type="float" office:value="262" calcext:value-type="float">
            <text:p>26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2" calcext:value-type="float">
            <text:p>102</text:p>
          </table:table-cell>
          <table:table-cell table:formula="of:=[$FPL.R6]" office:value-type="float" office:value="11" calcext:value-type="float">
            <text:p>11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6.5" calcext:value-type="float">
            <text:p>6.5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100" calcext:value-type="float">
            <text:p>3100</text:p>
          </table:table-cell>
          <table:table-cell table:formula="of:=[$FPL.U7]" office:value-type="float" office:value="268" calcext:value-type="float">
            <text:p>26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4" calcext:value-type="float">
            <text:p>4</text:p>
          </table:table-cell>
          <table:table-cell table:number-columns-repeated="2"/>
          <table:table-cell table:formula="of:=[$FPL.D7]" office:value-type="float" office:value="273" calcext:value-type="float">
            <text:p>273</text:p>
          </table:table-cell>
          <table:table-cell table:formula="of:=[$FPL.P7]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float" office:value="0" calcext:value-type="float">
            <text:p>0</text:p>
          </table:table-cell>
          <table:table-cell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36.5" calcext:value-type="float">
            <text:p>36.5</text:p>
          </table:table-cell>
          <table:table-cell table:style-name="Default" table:number-columns-repeated="5"/>
          <table:table-cell table:style-name="ce34" table:formula="of:=SUM([.J3:.J12])" office:value-type="float" office:value="23" calcext:value-type="float">
            <text:p>2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BSW" calcext:value-type="string">
            <text:p>LBSW</text:p>
          </table:table-cell>
          <table:table-cell table:style-name="ce128" table:formula="of:=[$FPL.B18]" office:value-type="string" office:string-value="ALMER" calcext:value-type="string">
            <text:p>ALMER</text:p>
          </table:table-cell>
          <table:table-cell table:formula="of:=[$FPL.C18]" office:value-type="float" office:value="6.5" calcext:value-type="float">
            <text:p>6.5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5500" calcext:value-type="float">
            <text:p>5500</text:p>
          </table:table-cell>
          <table:table-cell table:formula="of:=[$FPL.U18]" office:value-type="float" office:value="86" calcext:value-type="float">
            <text:p>86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1" calcext:value-type="float">
            <text:p>81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ALMER" calcext:value-type="string">
            <text:p>ALMER</text:p>
          </table:table-cell>
          <table:table-cell table:style-name="ce128" table:formula="of:=[$FPL.B19]" office:value-type="string" office:string-value="ZODIK" calcext:value-type="string">
            <text:p>ZODIK</text:p>
          </table:table-cell>
          <table:table-cell table:formula="of:=[$FPL.C19]" office:value-type="float" office:value="19" calcext:value-type="float">
            <text:p>19</text:p>
          </table:table-cell>
          <table:table-cell table:formula="of:=[$FPL.E19]" office:value-type="float" office:value="5000" calcext:value-type="float">
            <text:p>5000</text:p>
          </table:table-cell>
          <table:table-cell table:formula="of:=[$FPL.F19]" office:value-type="float" office:value="5500" calcext:value-type="float">
            <text:p>5500</text:p>
          </table:table-cell>
          <table:table-cell table:formula="of:=[$FPL.U19]" office:value-type="float" office:value="78" calcext:value-type="float">
            <text:p>7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6" calcext:value-type="float">
            <text:p>96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85" calcext:value-type="float">
            <text:p>85</text:p>
          </table:table-cell>
          <table:table-cell table:formula="of:=[$FPL.P1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ZODIK" calcext:value-type="string">
            <text:p>ZODIK</text:p>
          </table:table-cell>
          <table:table-cell table:style-name="ce128" table:formula="of:=[$FPL.B20]" office:value-type="string" office:string-value="GUKMO" calcext:value-type="string">
            <text:p>GUKMO</text:p>
          </table:table-cell>
          <table:table-cell table:formula="of:=[$FPL.C20]" office:value-type="float" office:value="5" calcext:value-type="float">
            <text:p>5</text:p>
          </table:table-cell>
          <table:table-cell table:formula="of:=[$FPL.E20]" office:value-type="float" office:value="3500" calcext:value-type="float">
            <text:p>35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13" calcext:value-type="float">
            <text:p>13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6" calcext:value-type="float">
            <text:p>96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  <table:table-cell table:formula="of:=[$FPL.D20]" office:value-type="float" office:value="18" calcext:value-type="float">
            <text:p>18</text:p>
          </table:table-cell>
          <table:table-cell table:formula="of:=[$FPL.P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GUKMO" calcext:value-type="string">
            <text:p>GUKMO</text:p>
          </table:table-cell>
          <table:table-cell table:style-name="ce128" table:formula="of:=[$FPL.B21]" office:value-type="string" office:string-value="UNERU" calcext:value-type="string">
            <text:p>UNERU</text:p>
          </table:table-cell>
          <table:table-cell table:formula="of:=[$FPL.C21]" office:value-type="float" office:value="4" calcext:value-type="float">
            <text:p>4</text:p>
          </table:table-cell>
          <table:table-cell table:formula="of:=[$FPL.E21]" office:value-type="float" office:value="3000" calcext:value-type="float">
            <text:p>30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13" calcext:value-type="float">
            <text:p>1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6" calcext:value-type="float">
            <text:p>96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UNERU" calcext:value-type="string">
            <text:p>UNERU</text:p>
          </table:table-cell>
          <table:table-cell table:style-name="ce128" table:formula="of:=[$FPL.B22]" office:value-type="string" office:string-value="LBLS" calcext:value-type="string">
            <text:p>LBLS</text:p>
          </table:table-cell>
          <table:table-cell table:formula="of:=[$FPL.C22]" office:value-type="float" office:value="2" calcext:value-type="float">
            <text:p>2</text:p>
          </table:table-cell>
          <table:table-cell table:formula="of:=[$FPL.E22]" office:value-type="float" office:value="2000" calcext:value-type="float">
            <text:p>20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13" calcext:value-type="float">
            <text:p>13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5" calcext:value-type="float">
            <text:p>95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  <table:table-cell table:formula="of:=[$FPL.D22]" office:value-type="float" office:value="18" calcext:value-type="float">
            <text:p>18</text:p>
          </table:table-cell>
          <table:table-cell table:formula="of:=[$FPL.P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36.5" calcext:value-type="float">
            <text:p>36.5</text:p>
          </table:table-cell>
          <table:table-cell table:style-name="Default" table:number-columns-repeated="5"/>
          <table:table-cell table:style-name="ce34" table:formula="of:=SUM([.J17:.J26])" office:value-type="float" office:value="24" calcext:value-type="float">
            <text:p>2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6:30:45.63456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12T06:36:18.782547159</dc:date>
    <meta:editing-duration>P2DT3H11M26S</meta:editing-duration>
    <meta:editing-cycles>329</meta:editing-cycles>
    <meta:generator>LibreOffice/6.0.7.3$Linux_X86_64 LibreOffice_project/00m0$Build-3</meta:generator>
    <meta:document-statistic meta:table-count="7" meta:cell-count="1740" meta:object-count="0"/>
  </office:meta>
</office:document-meta>
</file>